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4" style:family="table-cell" style:parent-style-name="Default">
      <style:table-cell-properties fo:padding="0.71mm"/>
      <style:text-properties style:font-name="Liberation Sans" style:font-name-asian="Liberation Sans" style:font-name-complex="Liberation Sans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style:font-name="Liberation Sans" style:font-name-asian="Liberation Sans" style:font-name-complex="Liberation Sans"/>
    </style:style>
    <style:style style:name="ce3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7" style:family="table-cell" style:parent-style-name="Excel_5f_BuiltIn_5f_Currency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0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style:font-name-asian="Liberation Sans" style:font-name-complex="Liberation Sans"/>
    </style:style>
    <style:style style:name="ce47" style:family="table-cell" style:parent-style-name="Excel_5f_BuiltIn_5f_Currency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8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28"/>
          <table:covered-table-cell table:style-name="ce3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Product name</text:p>
          </table:table-cell>
          <table:table-cell table:style-name="ce29" office:value-type="string" calcext:value-type="string">
            <text:p>1. quarter</text:p>
          </table:table-cell>
          <table:table-cell table:style-name="ce29" office:value-type="string" calcext:value-type="string">
            <text:p>2. quarter</text:p>
          </table:table-cell>
          <table:table-cell table:style-name="ce29" office:value-type="string" calcext:value-type="string">
            <text:p>3. quarter</text:p>
          </table:table-cell>
          <table:table-cell table:style-name="ce29" office:value-type="string" calcext:value-type="string">
            <text:p>4. quarter</text:p>
          </table:table-cell>
          <table:table-cell table:style-name="ce41" office:value-type="string" calcext:value-type="string">
            <text:p>Total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Inkjet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29" calcext:value-type="float">
            <text:p>129</text:p>
          </table:table-cell>
          <table:table-cell table:style-name="ce42" table:formula="of:=SUM([.B3:.E3])" office:value-type="float" office:value="475" calcext:value-type="float">
            <text:p>475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Leser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88" calcext:value-type="float">
            <text:p>88</text:p>
          </table:table-cell>
          <table:table-cell table:style-name="ce42" table:formula="of:=SUM([.B4:.E4])" office:value-type="float" office:value="233" calcext:value-type="float">
            <text:p>233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Multifunction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style-name="ce42" table:formula="of:=SUM([.B5:.E5])" office:value-type="float" office:value="215" calcext:value-type="float">
            <text:p>215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Pictur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0" calcext:value-type="float">
            <text:p>60</text:p>
          </table:table-cell>
          <table:table-cell table:style-name="ce42" table:formula="of:=SUM([.B6:.E6])" office:value-type="float" office:value="150" calcext:value-type="float">
            <text:p>150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2">
          <table:table-cell table:style-name="ce23" office:value-type="string" calcext:value-type="string">
            <text:p>Total</text:p>
          </table:table-cell>
          <table:table-cell table:style-name="ce31" table:formula="of:=SUM([.B3:.B6])" office:value-type="float" office:value="158" calcext:value-type="float">
            <text:p>158</text:p>
          </table:table-cell>
          <table:table-cell table:style-name="ce31" table:formula="of:=SUM([.C3:.C6])" office:value-type="float" office:value="297" calcext:value-type="float">
            <text:p>297</text:p>
          </table:table-cell>
          <table:table-cell table:style-name="ce31" table:formula="of:=SUM([.D3:.D6])" office:value-type="float" office:value="241" calcext:value-type="float">
            <text:p>241</text:p>
          </table:table-cell>
          <table:table-cell table:style-name="ce31" table:formula="of:=SUM([.E3:.E6])" office:value-type="float" office:value="377" calcext:value-type="float">
            <text:p>377</text:p>
          </table:table-cell>
          <table:table-cell table:style-name="ce43" table:formula="of:=SUM([.B7:.E7])" office:value-type="float" office:value="1073" calcext:value-type="float">
            <text:p>1073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24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32"/>
          <table:table-cell table:style-name="ce24"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28"/>
          <table:covered-table-cell table:style-name="ce32"/>
          <table:table-cell table:number-columns-repeated="1016"/>
        </table:table-row>
        <table:table-row table:style-name="ro1">
          <table:table-cell table:style-name="ce25"/>
          <table:table-cell table:style-name="ce33"/>
          <table:table-cell table:style-name="ce24"/>
          <table:table-cell table:style-name="ce17" table:formula="of:=[.A2]" office:value-type="string" office:string-value="Product name" calcext:value-type="string">
            <text:p>Product name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4" office:value-type="float" office:value="49990" calcext:value-type="float">
            <text:p><text:s/>49 990 Ft </text:p>
          </table:table-cell>
          <table:table-cell table:style-name="ce24"/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7" table:formula="of:=[.B3]*[.$B11]" office:value-type="float" office:value="4399120" calcext:value-type="float">
            <text:p><text:s/>4399120 Ft </text:p>
          </table:table-cell>
          <table:table-cell table:style-name="ce37" table:formula="of:=[.C3]*[.$B11]" office:value-type="float" office:value="8098380" calcext:value-type="float">
            <text:p><text:s/>8098380 Ft </text:p>
          </table:table-cell>
          <table:table-cell table:style-name="ce37" table:formula="of:=[.D3]*[.$B11]" office:value-type="float" office:value="4799040" calcext:value-type="float">
            <text:p><text:s/>4799040 Ft </text:p>
          </table:table-cell>
          <table:table-cell table:style-name="ce47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18" table:formula="of:=[.A4]" office:value-type="string" office:string-value="Leser" calcext:value-type="string">
            <text:p>Leser</text:p>
          </table:table-cell>
          <table:table-cell table:style-name="ce34" office:value-type="float" office:value="89990" calcext:value-type="float">
            <text:p><text:s/>89 990 Ft </text:p>
          </table:table-cell>
          <table:table-cell table:style-name="ce24"/>
          <table:table-cell table:style-name="ce18" table:formula="of:=[.A4]" office:value-type="string" office:string-value="Leser" calcext:value-type="string">
            <text:p>Leser</text:p>
          </table:table-cell>
          <table:table-cell table:style-name="ce37" table:formula="of:=[.B4]*[.$B12]" office:value-type="float" office:value="3149650" calcext:value-type="float">
            <text:p><text:s/>3149650 Ft </text:p>
          </table:table-cell>
          <table:table-cell table:style-name="ce37" table:formula="of:=[.C4]*[.$B12]" office:value-type="float" office:value="4499500" calcext:value-type="float">
            <text:p><text:s/>4499500 Ft </text:p>
          </table:table-cell>
          <table:table-cell table:style-name="ce37" table:formula="of:=[.D4]*[.$B12]" office:value-type="float" office:value="5399400" calcext:value-type="float">
            <text:p><text:s/>5399400 Ft </text:p>
          </table:table-cell>
          <table:table-cell table:style-name="ce47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4" office:value-type="float" office:value="79990" calcext:value-type="float">
            <text:p><text:s/>79 990 Ft </text:p>
          </table:table-cell>
          <table:table-cell table:style-name="ce24"/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7" table:formula="of:=[.B5]*[.$B13]" office:value-type="float" office:value="1599800" calcext:value-type="float">
            <text:p><text:s/>1599800 Ft </text:p>
          </table:table-cell>
          <table:table-cell table:style-name="ce37" table:formula="of:=[.C5]*[.$B13]" office:value-type="float" office:value="4399450" calcext:value-type="float">
            <text:p><text:s/>4399450 Ft </text:p>
          </table:table-cell>
          <table:table-cell table:style-name="ce37" table:formula="of:=[.D5]*[.$B13]" office:value-type="float" office:value="3199600" calcext:value-type="float">
            <text:p><text:s/>3199600 Ft </text:p>
          </table:table-cell>
          <table:table-cell table:style-name="ce47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35" office:value-type="float" office:value="166990" calcext:value-type="float">
            <text:p><text:s/>166 990 Ft </text:p>
          </table:table-cell>
          <table:table-cell table:style-name="ce24"/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40" table:formula="of:=[.B6]*[.$B14]" office:value-type="float" office:value="2504850" calcext:value-type="float">
            <text:p><text:s/>2504850 Ft </text:p>
          </table:table-cell>
          <table:table-cell table:style-name="ce40" table:formula="of:=[.C6]*[.$B14]" office:value-type="float" office:value="5009700" calcext:value-type="float">
            <text:p><text:s/>5009700 Ft </text:p>
          </table:table-cell>
          <table:table-cell table:style-name="ce40" table:formula="of:=[.D6]*[.$B14]" office:value-type="float" office:value="7514550" calcext:value-type="float">
            <text:p><text:s/>7514550 Ft </text:p>
          </table:table-cell>
          <table:table-cell table:style-name="ce48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00.00.00</text:date>, <text:time style:data-style-name="N2" text:time-value="23:50:27.3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22T23:50:40.411000000</dc:date>
    <meta:print-date>2006-09-05T16:08:04</meta:print-date>
    <meta:editing-duration>PT53M11S</meta:editing-duration>
    <meta:editing-cycles>26</meta:editing-cycles>
    <meta:generator>LibreOfficeDev/5.4.0.0.alpha0$Windows_x86 LibreOffice_project/ed9af1e4ac0ec6c0371213ea99be62059938ac1b</meta:generator>
    <meta:document-statistic meta:table-count="1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0pt" style:font-family-asian="'Liberation Serif'" style:font-style-name-asian="Regular" style:font-family-generic-asian="roman" style:font-size-asian="10pt" style:font-family-complex="'Liberation Serif'" style:font-style-name-complex="Regular" style:font-family-generic-complex="roman" style:font-size-complex="10pt"/>
    </style:style>
    <style:style style:name="ch4" style:family="chart" style:data-style-name="N16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graphic-properties svg:stroke-color="#b3b3b3"/>
    </style:style>
    <style:style style:name="ch6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plot-area chart:style-name="ch2" table:cell-range-address="Mo_példa_06_a.D10:Mo_példa_06_a.H14" chart:data-source-has-labels="both" svg:x="0.359cm" svg:y="0.18cm" svg:width="17.278cm" svg:height="8.656cm">
          <chartooo:coordinate-region svg:x="0.465cm" svg:y="0.18cm" svg:width="17.172cm" svg:height="8.062cm"/>
          <chart:axis chart:dimension="x" chart:name="primary-x" chart:style-name="ch3" chartooo:axis-type="auto">
            <chartooo:date-scale/>
            <chart:categories table:cell-range-address="Mo_példa_06_a.E10:Mo_példa_06_a.H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7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8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9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o_példa_06_a.E10:Mo_példa_06_a.H10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